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color="#808080" fo:language="en" fo:country="US" style:language-asian="zxx" style:country-asian="none" style:language-complex="zxx" style:country-complex="none"/>
    </style:style>
    <style:style style:name="P2" style:family="paragraph" style:parent-style-name="Preformatted_20_Text">
      <style:text-properties fo:color="#000000" fo:language="en" fo:country="US" style:language-asian="zxx" style:country-asian="none" style:language-complex="zxx" style:country-complex="none"/>
    </style:style>
    <style:style style:name="P3" style:family="paragraph" style:parent-style-name="Preformatted_20_Text">
      <style:text-properties fo:language="en" fo:country="US" style:language-asian="zxx" style:country-asian="none" style:language-complex="zxx" style:country-complex="none"/>
    </style:style>
    <style:style style:name="P4" style:family="paragraph" style:parent-style-name="Preformatted_20_Text" style:master-page-name="">
      <style:paragraph-properties style:page-number="auto"/>
      <style:text-properties fo:color="#009999" fo:language="en" fo:country="US" fo:background-color="transparent" style:language-asian="zxx" style:country-asian="none" style:language-complex="zxx" style:country-complex="none"/>
    </style:style>
    <style:style style:name="P5" style:family="paragraph" style:parent-style-name="Preformatted_20_Text">
      <style:text-properties fo:language="en" fo:country="US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 misted-plains/east-exit -</text:p>
      <text:p text:style-name="P3"/>
      <text:p text:style-name="P3">You step into a pristine bar. <text:s/>It is well-lit, clean-smelling, and all of the chairs and tables are neatly aligned. <text:s/>Yet the only person in here is a man who stands vigilant at the counter. <text:s/>He considers you, but he seems to be waiting for you to speak to him.</text:p>
      <text:p text:style-name="P3"/>
      <text:p text:style-name="P4">-- This seems a fairly well-kept bar. (increase standing with Oliver)</text:p>
      <text:p text:style-name="P3"/>
      <text:p text:style-name="P3">- misted-plains/north-exit -</text:p>
      <text:p text:style-name="P3"/>
      <text:p text:style-name="P3">- misted-plains/south-exit -</text:p>
      <text:p text:style-name="P3"/>
      <text:p text:style-name="P3">- misted-plains/west-exit -</text:p>
      <text:p text:style-name="P3"/>
      <text:p text:style-name="P3">- misted-plains/crossing -</text:p>
      <text:p text:style-name="P3"/>
      <text:p text:style-name="P3">- misted-plains/hidden-cave/entrance -</text:p>
      <text:p text:style-name="P3"/>
      <text:p text:style-name="P3">- misted-plains/hidden-cave/atrium -</text:p>
      <text:p text:style-name="P3"/>
      <text:p text:style-name="P3">- misted-plains/hidden-cave/dungeon -</text:p>
      <text:p text:style-name="P3"/>
      <text:p text:style-name="P3">- misted-plains/hidden-cave/vault -</text:p>
      <text:p text:style-name="P3"/>
      <text:p text:style-name="P3">- misted-plains/hidden-cave/bedroom 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7M53S</meta:editing-duration>
    <meta:editing-cycles>23</meta:editing-cycles>
    <meta:generator>OpenOffice/4.1.1$Win32 OpenOffice.org_project/411m6$Build-9775</meta:generator>
    <dc:date>2016-02-17T15:54:49.92</dc:date>
    <meta:document-statistic meta:table-count="0" meta:image-count="0" meta:object-count="0" meta:page-count="1" meta:paragraph-count="12" meta:word-count="91" meta:character-count="648"/>
    <meta:user-defined meta:name="Info 1"/>
    <meta:user-defined meta:name="Info 2"/>
    <meta:user-defined meta:name="Info 3"/>
    <meta:user-defined meta:name="Info 4"/>
  </office:meta>
</office:document-meta>
</file>